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FreeSans" svg:font-family="FreeSans"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fo:font-size="10pt" style:text-underline-style="none" fo:font-weight="bold" style:font-size-asian="8.75pt" style:font-weight-asian="bold" style:font-size-complex="10pt"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ot Arm: Operation Description</text:p>
      <text:p text:style-name="P1">Team: Millennium – Gold</text:p>
      <text:p text:style-name="P1"><text:span text:style-name="T1"/></text:p>
      <text:p text:style-name="P1"><text:span text:style-name="T1">The robot arm is designed to run a predetermined sequence of steps after the start. The sequence was determined in test runs with the Maestro Controller Board by carefully moving each servo to it's target position and recording the timing values.</text:span></text:p>
      <text:p text:style-name="P1"><text:span text:style-name="T1"/></text:p>
      <text:p text:style-name="P1"><text:span text:style-name="T1">In it's park position, the robot arm expects some character input on it's USB connection:</text:span></text:p>
      <text:p text:style-name="P1">s<text:span text:style-name="T1"> – to bring the arm out of it's parking position</text:span></text:p>
      <text:p text:style-name="P1">e<text:span text:style-name="T1"> or </text:span>w<text:span text:style-name="T1"> – to communicate the location of the bonus box</text:span></text:p>
      <text:p text:style-name="P1">s<text:span text:style-name="T1"> – to start the timed run</text:span></text:p>
      <text:p text:style-name="P1"><text:span text:style-name="T1"/></text:p>
      <text:p text:style-name="P1"><text:span text:style-name="T1">During the run, sending a </text:span>p <text:span text:style-name="T1">character will cause the arm to abort the run and move back to the parking position.</text:span></text:p>
      <text:p text:style-name="P1"><text:span text:style-name="T1"/></text:p>
      <text:p text:style-name="P1"><text:span text:style-name="T1">After the run, any character will send the arm back to it's parking posi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FreeSans" svg:font-family="FreeSans"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微软雅黑"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Walther</meta:initial-creator>
    <meta:creation-date>2013-03-01T09:45:54</meta:creation-date>
    <meta:document-statistic meta:table-count="0" meta:image-count="0" meta:object-count="0" meta:page-count="1" meta:paragraph-count="9" meta:word-count="130" meta:character-count="707" meta:non-whitespace-character-count="586"/>
    <dc:date>2013-03-01T09:58:07</dc:date>
    <dc:creator>Marco Walther</dc:creator>
    <meta:editing-duration>PT12M13S</meta:editing-duration>
    <meta:editing-cycles>1</meta:editing-cycles>
    <meta:generator>LibreOffice/3.4$Unix LibreOffice_project/340m1$Build-402</meta:generator>
  </office:meta>
</office:document-meta>
</file>